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a8a9" officeooo:paragraph-rsid="000da8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14:46:52.619114304</meta:creation-date>
    <dc:date>2023-06-18T14:46:59.736673667</dc:date>
    <meta:editing-duration>PT7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7.2$Linux_X86_64 LibreOffice_project/30$Build-2</meta:generator>
  </office:meta>
</office:document-meta>
</file>